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5cm" svg:stroke-color="#2f5b7c" draw:marker-end="Marker_5f_0" draw:marker-end-width="0.444cm" svg:stroke-opacity="100%" draw:stroke-linejoin="round" svg:stroke-linecap="round" draw:fill="none" fo:padding-top="0.162cm" fo:padding-bottom="0.162cm" fo:padding-left="0.287cm" fo:padding-right="0.287cm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2f5b7c" draw:shadow="hidden" loext:decorative="false"/>
    </style:style>
    <style:style style:name="gr4" style:family="graphic" style:parent-style-name="standard">
      <style:graphic-properties draw:stroke="none" draw:fill="none" draw:textarea-vertical-align="middle" fo:min-height="1.5cm" fo:min-width="2.5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75cm" svg:stroke-color="#e85642" draw:marker-end="Marker_5f_0" draw:marker-end-width="0.444cm" svg:stroke-opacity="100%" draw:stroke-linejoin="round" svg:stroke-linecap="round" draw:fill="none" fo:padding-top="0.162cm" fo:padding-bottom="0.162cm" fo:padding-left="0.287cm" fo:padding-right="0.287cm" loext:decorative="false"/>
    </style:style>
    <style:style style:name="gr6" style:family="graphic" style:parent-style-name="standard">
      <style:graphic-properties draw:stroke="none" draw:fill="solid" draw:fill-color="#e85642" draw:shadow="hidden" loext:decorative="false"/>
    </style:style>
    <style:style style:name="gr7" style:family="graphic" style:parent-style-name="standard">
      <style:graphic-properties draw:stroke="none" draw:fill="none" draw:textarea-vertical-align="middle" fo:min-height="1.25cm" fo:min-width="2.5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08e81" draw:shadow="hidden" loext:decorative="false"/>
    </style:style>
    <style:style style:name="gr9" style:family="graphic" style:parent-style-name="standard">
      <style:graphic-properties draw:stroke="solid" svg:stroke-width="0.075cm" svg:stroke-color="#1699d3" draw:marker-end="Marker_5f_0" draw:marker-end-width="0.444cm" svg:stroke-opacity="100%" draw:stroke-linejoin="round" svg:stroke-linecap="round" draw:fill="none" fo:padding-top="0.162cm" fo:padding-bottom="0.162cm" fo:padding-left="0.287cm" fo:padding-right="0.287cm" loext:decorative="false"/>
    </style:style>
    <style:style style:name="gr10" style:family="graphic" style:parent-style-name="standard">
      <style:graphic-properties draw:stroke="none" draw:fill="solid" draw:fill-color="#1699d3" draw:shadow="hidden" loext:decorative="false"/>
    </style:style>
    <style:style style:name="gr11" style:family="graphic" style:parent-style-name="standard">
      <style:graphic-properties draw:stroke="none" draw:fill="solid" draw:fill-color="#64bbe2" draw:shadow="hidden" loext:decorative="false"/>
    </style:style>
    <style:style style:name="gr12" style:family="graphic" style:parent-style-name="standard">
      <style:graphic-properties draw:stroke="none" draw:fill="solid" draw:fill-color="#f08705" draw:shadow="hidden" loext:decorative="false"/>
    </style:style>
    <style:style style:name="gr13" style:family="graphic" style:parent-style-name="standard">
      <style:graphic-properties draw:stroke="none" draw:fill="solid" draw:fill-color="#f5af58" draw:shadow="hidden" loext:decorative="false"/>
    </style:style>
    <style:style style:name="gr14" style:family="graphic" style:parent-style-name="standard">
      <style:graphic-properties draw:stroke="solid" svg:stroke-width="0.075cm" svg:stroke-color="#f08705" draw:marker-end="Marker_5f_0" draw:marker-end-width="0.444cm" svg:stroke-opacity="100%" draw:stroke-linejoin="round" svg:stroke-linecap="round" draw:fill="none" fo:padding-top="0.162cm" fo:padding-bottom="0.162cm" fo:padding-left="0.287cm" fo:padding-right="0.287cm" loext:decorative="false"/>
    </style:style>
    <style:style style:name="gr15" style:family="graphic" style:parent-style-name="standard">
      <style:graphic-properties draw:stroke="none" draw:fill="solid" draw:fill-color="#12aab5" draw:shadow="hidden" loext:decorative="false"/>
    </style:style>
    <style:style style:name="gr16" style:family="graphic" style:parent-style-name="standard">
      <style:graphic-properties draw:stroke="none" draw:fill="solid" draw:fill-color="#61c6ce" draw:shadow="hidden" loext:decorative="false"/>
    </style:style>
    <style:style style:name="gr17" style:family="graphic" style:parent-style-name="standard">
      <style:graphic-properties draw:stroke="solid" svg:stroke-width="0.075cm" svg:stroke-color="#12aab5" draw:marker-end="Marker_5f_0" draw:marker-end-width="0.444cm" svg:stroke-opacity="100%" draw:stroke-linejoin="round" svg:stroke-linecap="round" draw:fill="none" fo:padding-top="0.162cm" fo:padding-bottom="0.162cm" fo:padding-left="0.287cm" fo:padding-right="0.287cm" loext:decorative="false"/>
    </style:style>
    <style:style style:name="P1" style:family="paragraph">
      <loext:graphic-properties draw:fill="none"/>
      <style:text-properties style:font-name="Liberation Sans1"/>
    </style:style>
    <style:style style:name="P2" style:family="paragraph">
      <loext:graphic-properties draw:fill="solid" draw:fill-color="#2f5b7c"/>
      <style:text-properties style:font-name="Liberation Sans1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Liberation Sans1"/>
    </style:style>
    <style:style style:name="P5" style:family="paragraph">
      <loext:graphic-properties draw:fill="solid" draw:fill-color="#e85642"/>
      <style:text-properties style:font-name="Liberation Sans1"/>
    </style:style>
    <style:style style:name="P6" style:family="paragraph">
      <loext:graphic-properties draw:fill="solid" draw:fill-color="#f08e81"/>
      <style:text-properties style:font-name="Liberation Sans1"/>
    </style:style>
    <style:style style:name="P7" style:family="paragraph">
      <loext:graphic-properties draw:fill="solid" draw:fill-color="#1699d3"/>
      <style:text-properties style:font-name="Liberation Sans1"/>
    </style:style>
    <style:style style:name="P8" style:family="paragraph">
      <loext:graphic-properties draw:fill="solid" draw:fill-color="#64bbe2"/>
      <style:text-properties style:font-name="Liberation Sans1"/>
    </style:style>
    <style:style style:name="P9" style:family="paragraph">
      <loext:graphic-properties draw:fill="solid" draw:fill-color="#f08705"/>
      <style:text-properties style:font-name="Liberation Sans1"/>
    </style:style>
    <style:style style:name="P10" style:family="paragraph">
      <loext:graphic-properties draw:fill="solid" draw:fill-color="#f5af58"/>
      <style:text-properties style:font-name="Liberation Sans1"/>
    </style:style>
    <style:style style:name="P11" style:family="paragraph">
      <loext:graphic-properties draw:fill="solid" draw:fill-color="#12aab5"/>
      <style:text-properties style:font-name="Liberation Sans1"/>
    </style:style>
    <style:style style:name="P12" style:family="paragraph">
      <loext:graphic-properties draw:fill="solid" draw:fill-color="#61c6ce"/>
      <style:text-properties style:font-name="Liberation Sans1"/>
    </style:style>
    <style:style style:name="T1" style:family="text">
      <style:text-properties fo:color="#ffffff" loext:opacity="100%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2" style:family="text">
      <style:text-properties fo:color="#ffffff" loext:opacity="100%" style:font-name="Helvetica" fo:font-size="9.60000038146973pt" fo:font-weight="bold" style:font-name-asian="Helvetica" style:font-size-asian="9.60000038146973pt" style:font-weight-asian="bold" style:font-name-complex="Helvetica" style:font-size-complex="9.60000038146973pt" style:font-weight-complex="bold"/>
    </style:style>
    <style:style style:name="T3" style:family="text">
      <style:text-properties fo:color="#ffffff" loext:opacity="100%" style:font-name="Helvetica" fo:font-size="9.60000038146973pt" style:font-name-asian="Helvetica" style:font-size-asian="9.60000038146973pt" style:font-name-complex="Helvetica" style:font-size-complex="9.6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14.25cm" svg:y1="9.462cm" svg:x2="14.25cm" svg:y2="6.563cm">
          <text:p/>
        </draw:line>
        <draw:line draw:style-name="gr1" draw:text-style-name="P1" draw:layer="layout" svg:x1="16.175cm" svg:y1="10.388cm" svg:x2="19.825cm" svg:y2="10.388cm">
          <text:p/>
        </draw:line>
        <draw:line draw:style-name="gr1" draw:text-style-name="P1" draw:layer="layout" svg:x1="14.25cm" svg:y1="11.312cm" svg:x2="14.25cm" svg:y2="14.211cm">
          <text:p/>
        </draw:line>
        <draw:line draw:style-name="gr1" draw:text-style-name="P1" draw:layer="layout" svg:x1="12.325cm" svg:y1="10.388cm" svg:x2="9.175cm" svg:y2="10.388cm">
          <text:p/>
        </draw:line>
        <draw:g draw:style-name="gr2">
          <draw:polygon draw:style-name="gr3" draw:text-style-name="P2" draw:layer="layout" svg:width="3.75cm" svg:height="1.75cm" svg:x="12.375cm" svg:y="9.513cm" svg:viewBox="0 0 3751 1751" draw:points="0,0 3751,0 3751,1751 0,1751">
            <text:p/>
          </draw:polygon>
          <draw:frame draw:style-name="gr4" draw:text-style-name="P4" draw:layer="layout" svg:width="3.5cm" svg:height="1.5cm" svg:x="12.5cm" svg:y="9.638cm">
            <draw:text-box>
              <text:p text:style-name="P3"><text:span text:style-name="T1">Advertising</text:span></text:p>
            </draw:text-box>
          </draw:frame>
        </draw:g>
        <draw:line draw:style-name="gr5" draw:text-style-name="P1" draw:layer="layout" svg:x1="6.335cm" svg:y1="9.589cm" svg:x2="4.416cm" svg:y2="7.913cm">
          <text:p/>
        </draw:line>
        <draw:line draw:style-name="gr5" draw:text-style-name="P1" draw:layer="layout" svg:x1="5.324cm" svg:y1="10.388cm" svg:x2="4.15cm" svg:y2="10.388cm">
          <text:p/>
        </draw:line>
        <draw:line draw:style-name="gr5" draw:text-style-name="P1" draw:layer="layout" svg:x1="6.243cm" svg:y1="11.187cm" svg:x2="4.509cm" svg:y2="12.563cm">
          <text:p/>
        </draw:line>
        <draw:g draw:style-name="gr2">
          <draw:polygon draw:style-name="gr6" draw:text-style-name="P5" draw:layer="layout" svg:width="3.75cm" svg:height="1.5cm" svg:x="5.375cm" svg:y="9.638cm" svg:viewBox="0 0 3751 1501" draw:points="0,0 3751,0 3751,1501 0,1501">
            <text:p/>
          </draw:polygon>
          <draw:frame draw:style-name="gr7" draw:text-style-name="P4" draw:layer="layout" svg:width="3.5cm" svg:height="1.25cm" svg:x="5.5cm" svg:y="9.762cm">
            <draw:text-box>
              <text:p text:style-name="P3"><text:span text:style-name="T2">Embassy</text:span></text:p>
            </draw:text-box>
          </draw:frame>
        </draw:g>
        <draw:g draw:style-name="gr2">
          <draw:polygon draw:style-name="gr8" draw:text-style-name="P6" draw:layer="layout" svg:width="3.75cm" svg:height="1.5cm" svg:x="1.625cm" svg:y="12.613cm" svg:viewBox="0 0 3751 1501" draw:points="0,0 3751,0 3751,1501 0,1501">
            <text:p/>
          </draw:polygon>
          <draw:frame draw:style-name="gr7" draw:text-style-name="P4" draw:layer="layout" svg:width="3.5cm" svg:height="1.25cm" svg:x="1.75cm" svg:y="12.738cm">
            <draw:text-box>
              <text:p text:style-name="P3"><text:span text:style-name="T3">Theories</text:span></text:p>
            </draw:text-box>
          </draw:frame>
        </draw:g>
        <draw:g draw:style-name="gr2">
          <draw:polygon draw:style-name="gr8" draw:text-style-name="P6" draw:layer="layout" svg:width="3.75cm" svg:height="1.5cm" svg:x="0.35cm" svg:y="9.638cm" svg:viewBox="0 0 3751 1501" draw:points="0,0 3751,0 3751,1501 0,1501">
            <text:p/>
          </draw:polygon>
          <draw:frame draw:style-name="gr7" draw:text-style-name="P4" draw:layer="layout" svg:width="3.5cm" svg:height="1.25cm" svg:x="0.475cm" svg:y="9.762cm">
            <draw:text-box>
              <text:p text:style-name="P3"><text:span text:style-name="T3">Appeal</text:span></text:p>
            </draw:text-box>
          </draw:frame>
        </draw:g>
        <draw:g draw:style-name="gr2">
          <draw:polygon draw:style-name="gr8" draw:text-style-name="P6" draw:layer="layout" svg:width="3.75cm" svg:height="1.5cm" svg:x="1.625cm" svg:y="6.362cm" svg:viewBox="0 0 3751 1501" draw:points="0,0 3751,0 3751,1501 0,1501">
            <text:p/>
          </draw:polygon>
          <draw:frame draw:style-name="gr7" draw:text-style-name="P4" draw:layer="layout" svg:width="3.5cm" svg:height="1.25cm" svg:x="1.75cm" svg:y="6.487cm">
            <draw:text-box>
              <text:p text:style-name="P3"><text:span text:style-name="T3">Layout</text:span></text:p>
            </draw:text-box>
          </draw:frame>
        </draw:g>
        <draw:line draw:style-name="gr9" draw:text-style-name="P1" draw:layer="layout" svg:x1="12.326cm" svg:y1="15.783cm" svg:x2="11.175cm" svg:y2="16.244cm">
          <text:p/>
        </draw:line>
        <draw:line draw:style-name="gr9" draw:text-style-name="P1" draw:layer="layout" svg:x1="14.25cm" svg:y1="15.813cm" svg:x2="14.25cm" svg:y2="17.862cm">
          <text:p/>
        </draw:line>
        <draw:line draw:style-name="gr9" draw:text-style-name="P1" draw:layer="layout" svg:x1="16.175cm" svg:y1="15.783cm" svg:x2="17.326cm" svg:y2="16.244cm">
          <text:p/>
        </draw:line>
        <draw:g draw:style-name="gr2">
          <draw:polygon draw:style-name="gr10" draw:text-style-name="P7" draw:layer="layout" svg:width="3.75cm" svg:height="1.5cm" svg:x="12.375cm" svg:y="14.263cm" svg:viewBox="0 0 3751 1501" draw:points="0,0 3751,0 3751,1501 0,1501">
            <text:p/>
          </draw:polygon>
          <draw:frame draw:style-name="gr7" draw:text-style-name="P4" draw:layer="layout" svg:width="3.5cm" svg:height="1.25cm" svg:x="12.5cm" svg:y="14.388cm">
            <draw:text-box>
              <text:p text:style-name="P3"><text:span text:style-name="T2">Organization</text:span></text:p>
            </draw:text-box>
          </draw:frame>
        </draw:g>
        <draw:g draw:style-name="gr2">
          <draw:polygon draw:style-name="gr11" draw:text-style-name="P8" draw:layer="layout" svg:width="3.75cm" svg:height="1.5cm" svg:x="17.375cm" svg:y="16.263cm" svg:viewBox="0 0 3751 1501" draw:points="0,0 3751,0 3751,1501 0,1501">
            <text:p/>
          </draw:polygon>
          <draw:frame draw:style-name="gr7" draw:text-style-name="P4" draw:layer="layout" svg:width="3.5cm" svg:height="1.25cm" svg:x="17.5cm" svg:y="16.388cm">
            <draw:text-box>
              <text:p text:style-name="P3"><text:span text:style-name="T3">Content</text:span></text:p>
            </draw:text-box>
          </draw:frame>
        </draw:g>
        <draw:g draw:style-name="gr2">
          <draw:polygon draw:style-name="gr11" draw:text-style-name="P8" draw:layer="layout" svg:width="3.75cm" svg:height="1.5cm" svg:x="12.375cm" svg:y="17.913cm" svg:viewBox="0 0 3751 1501" draw:points="0,0 3751,0 3751,1501 0,1501">
            <text:p/>
          </draw:polygon>
          <draw:frame draw:style-name="gr7" draw:text-style-name="P4" draw:layer="layout" svg:width="3.5cm" svg:height="1.25cm" svg:x="12.5cm" svg:y="18.038cm">
            <draw:text-box>
              <text:p text:style-name="P3"><text:span text:style-name="T3">Budget</text:span></text:p>
            </draw:text-box>
          </draw:frame>
        </draw:g>
        <draw:g draw:style-name="gr2">
          <draw:polygon draw:style-name="gr11" draw:text-style-name="P8" draw:layer="layout" svg:width="3.75cm" svg:height="1.5cm" svg:x="7.375cm" svg:y="16.263cm" svg:viewBox="0 0 3751 1501" draw:points="0,0 3751,0 3751,1501 0,1501">
            <text:p/>
          </draw:polygon>
          <draw:frame draw:style-name="gr7" draw:text-style-name="P4" draw:layer="layout" svg:width="3.5cm" svg:height="1.25cm" svg:x="7.5cm" svg:y="16.388cm">
            <draw:text-box>
              <text:p text:style-name="P3"><text:span text:style-name="T3">Analysis</text:span></text:p>
            </draw:text-box>
          </draw:frame>
        </draw:g>
        <draw:g draw:style-name="gr2">
          <draw:polygon draw:style-name="gr12" draw:text-style-name="P9" draw:layer="layout" svg:width="3.75cm" svg:height="1.5cm" svg:x="12.375cm" svg:y="5.012cm" svg:viewBox="0 0 3751 1501" draw:points="0,0 3751,0 3751,1501 0,1501">
            <text:p/>
          </draw:polygon>
          <draw:frame draw:style-name="gr7" draw:text-style-name="P4" draw:layer="layout" svg:width="3.5cm" svg:height="1.25cm" svg:x="12.5cm" svg:y="5.137cm">
            <draw:text-box>
              <text:p text:style-name="P3"><text:span text:style-name="T2">Marketing</text:span></text:p>
            </draw:text-box>
          </draw:frame>
        </draw:g>
        <draw:g draw:style-name="gr2">
          <draw:polygon draw:style-name="gr13" draw:text-style-name="P10" draw:layer="layout" svg:width="3.75cm" svg:height="1.5cm" svg:x="17.375cm" svg:y="2.763cm" svg:viewBox="0 0 3751 1501" draw:points="0,0 3751,0 3751,1501 0,1501">
            <text:p/>
          </draw:polygon>
          <draw:frame draw:style-name="gr7" draw:text-style-name="P4" draw:layer="layout" svg:width="3.5cm" svg:height="1.25cm" svg:x="17.5cm" svg:y="2.887cm">
            <draw:text-box>
              <text:p text:style-name="P3"><text:span text:style-name="T3">Aims</text:span></text:p>
            </draw:text-box>
          </draw:frame>
        </draw:g>
        <draw:line draw:style-name="gr14" draw:text-style-name="P1" draw:layer="layout" svg:x1="16.028cm" svg:y1="4.963cm" svg:x2="17.473cm" svg:y2="4.312cm">
          <text:p/>
        </draw:line>
        <draw:g draw:style-name="gr2">
          <draw:polygon draw:style-name="gr13" draw:text-style-name="P10" draw:layer="layout" svg:width="3.75cm" svg:height="1.5cm" svg:x="12.375cm" svg:y="1.262cm" svg:viewBox="0 0 3751 1501" draw:points="0,0 3751,0 3751,1501 0,1501">
            <text:p/>
          </draw:polygon>
          <draw:frame draw:style-name="gr7" draw:text-style-name="P4" draw:layer="layout" svg:width="3.5cm" svg:height="1.25cm" svg:x="12.5cm" svg:y="1.388cm">
            <draw:text-box>
              <text:p text:style-name="P3"><text:span text:style-name="T3">Instruments</text:span></text:p>
            </draw:text-box>
          </draw:frame>
        </draw:g>
        <draw:line draw:style-name="gr14" draw:text-style-name="P1" draw:layer="layout" svg:x1="14.25cm" svg:y1="4.962cm" svg:x2="14.25cm" svg:y2="2.813cm">
          <text:p/>
        </draw:line>
        <draw:g draw:style-name="gr2">
          <draw:polygon draw:style-name="gr13" draw:text-style-name="P10" draw:layer="layout" svg:width="3.75cm" svg:height="1.5cm" svg:x="7.375cm" svg:y="2.763cm" svg:viewBox="0 0 3751 1501" draw:points="0,0 3751,0 3751,1501 0,1501">
            <text:p/>
          </draw:polygon>
          <draw:frame draw:style-name="gr7" draw:text-style-name="P4" draw:layer="layout" svg:width="3.5cm" svg:height="1.25cm" svg:x="7.5cm" svg:y="2.887cm">
            <draw:text-box>
              <text:p text:style-name="P3"><text:span text:style-name="T3">Segmentation</text:span></text:p>
            </draw:text-box>
          </draw:frame>
        </draw:g>
        <draw:line draw:style-name="gr14" draw:text-style-name="P1" draw:layer="layout" svg:x1="12.473cm" svg:y1="4.963cm" svg:x2="11.028cm" svg:y2="4.312cm">
          <text:p/>
        </draw:line>
        <draw:g draw:style-name="gr2">
          <draw:polygon draw:style-name="gr15" draw:text-style-name="P11" draw:layer="layout" svg:width="3.75cm" svg:height="1.5cm" svg:x="19.875cm" svg:y="9.638cm" svg:viewBox="0 0 3751 1501" draw:points="0,0 3751,0 3751,1501 0,1501">
            <text:p/>
          </draw:polygon>
          <draw:frame draw:style-name="gr7" draw:text-style-name="P4" draw:layer="layout" svg:width="3.5cm" svg:height="1.25cm" svg:x="20cm" svg:y="9.762cm">
            <draw:text-box>
              <text:p text:style-name="P3"><text:span text:style-name="T2">Communication</text:span></text:p>
            </draw:text-box>
          </draw:frame>
        </draw:g>
        <draw:g draw:style-name="gr2">
          <draw:polygon draw:style-name="gr16" draw:text-style-name="P12" draw:layer="layout" svg:width="3.75cm" svg:height="1.5cm" svg:x="21.875cm" svg:y="13.112cm" svg:viewBox="0 0 3751 1501" draw:points="0,0 3751,0 3751,1501 0,1501">
            <text:p/>
          </draw:polygon>
          <draw:frame draw:style-name="gr7" draw:text-style-name="P4" draw:layer="layout" svg:width="3.5cm" svg:height="1.25cm" svg:x="22cm" svg:y="13.237cm">
            <draw:text-box>
              <text:p text:style-name="P3"><text:span text:style-name="T3">Events</text:span></text:p>
            </draw:text-box>
          </draw:frame>
        </draw:g>
        <draw:line draw:style-name="gr17" draw:text-style-name="P1" draw:layer="layout" svg:x1="22.211cm" svg:y1="11.187cm" svg:x2="23.291cm" svg:y2="13.063cm">
          <text:p/>
        </draw:line>
        <draw:g draw:style-name="gr2">
          <draw:polygon draw:style-name="gr16" draw:text-style-name="P12" draw:layer="layout" svg:width="3.75cm" svg:height="1.5cm" svg:x="25.125cm" svg:y="10.863cm" svg:viewBox="0 0 3751 1501" draw:points="0,0 3751,0 3751,1501 0,1501">
            <text:p/>
          </draw:polygon>
          <draw:frame draw:style-name="gr7" draw:text-style-name="P4" draw:layer="layout" svg:width="3.5cm" svg:height="1.25cm" svg:x="25.25cm" svg:y="10.988cm">
            <draw:text-box>
              <text:p text:style-name="P3"><text:span text:style-name="T3">Media</text:span></text:p>
            </draw:text-box>
          </draw:frame>
        </draw:g>
        <draw:line draw:style-name="gr17" draw:text-style-name="P1" draw:layer="layout" svg:x1="23.675cm" svg:y1="10.837cm" svg:x2="25.076cm" svg:y2="11.165cm">
          <text:p/>
        </draw:line>
        <draw:g draw:style-name="gr2">
          <draw:polygon draw:style-name="gr16" draw:text-style-name="P12" draw:layer="layout" svg:width="3.75cm" svg:height="1.5cm" svg:x="25.125cm" svg:y="8.113cm" svg:viewBox="0 0 3751 1501" draw:points="0,0 3751,0 3751,1501 0,1501">
            <text:p/>
          </draw:polygon>
          <draw:frame draw:style-name="gr7" draw:text-style-name="P4" draw:layer="layout" svg:width="3.5cm" svg:height="1.25cm" svg:x="25.25cm" svg:y="8.237cm">
            <draw:text-box>
              <text:p text:style-name="P3"><text:span text:style-name="T3">Sponsoring</text:span></text:p>
            </draw:text-box>
          </draw:frame>
        </draw:g>
        <draw:line draw:style-name="gr17" draw:text-style-name="P1" draw:layer="layout" svg:x1="23.675cm" svg:y1="9.83cm" svg:x2="25.076cm" svg:y2="9.422cm">
          <text:p/>
        </draw:line>
        <draw:g draw:style-name="gr2">
          <draw:polygon draw:style-name="gr16" draw:text-style-name="P12" draw:layer="layout" svg:width="3.75cm" svg:height="1.5cm" svg:x="17.966cm" svg:y="6.373cm" svg:viewBox="0 0 3751 1501" draw:points="0,0 3751,0 3751,1501 0,1501">
            <text:p/>
          </draw:polygon>
          <draw:frame draw:style-name="gr7" draw:text-style-name="P4" draw:layer="layout" svg:width="3.5cm" svg:height="1.25cm" svg:x="18.091cm" svg:y="6.497cm">
            <draw:text-box>
              <text:p text:style-name="P3"><text:span text:style-name="T3">PR</text:span></text:p>
            </draw:text-box>
          </draw:frame>
        </draw:g>
        <draw:line draw:style-name="gr17" draw:text-style-name="P1" draw:layer="layout" svg:x1="22.204cm" svg:y1="9.588cm" svg:x2="23.297cm" svg:y2="7.66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225cm" fo:page-height="20.6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en-US</dc:title>
    <meta:generator>Collabora_Office/25.04.7.2$Linux_X86_64 LibreOffice_project/ddf570af86d6399f03cbd397dd60186f0a8e85ed</meta:generator>
    <dc:date>2026-01-15T18:48:16.864381697</dc:date>
    <meta:editing-duration>PT1M4S</meta:editing-duration>
    <meta:editing-cycles>3</meta:editing-cycles>
    <meta:document-statistic meta:object-count="71"/>
  </office:meta>
</office:document-meta>
</file>